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Pictures/100000000000005E0000005EAB6862D59EF3F3E6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5" style:family="paragraph" style:parent-style-name="Standard">
      <style:text-properties fo:language="es" fo:country="VE"/>
    </style:style>
    <style:style style:name="P16" style:family="paragraph" style:parent-style-name="Standard">
      <style:paragraph-properties fo:text-align="justify" style:justify-single-word="false"/>
      <style:text-properties fo:language="es" fo:country="VE"/>
    </style:style>
    <style:style style:name="P17" style:family="paragraph" style:parent-style-name="Standard">
      <style:paragraph-properties fo:text-align="justify" style:justify-single-word="false"/>
      <style:text-properties fo:language="es" fo:country="VE" officeooo:paragraph-rsid="00320de8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Footnote">
      <style:text-properties officeooo:paragraph-rsid="001693eb"/>
    </style:style>
    <style:style style:name="P20" style:family="paragraph" style:parent-style-name="IndexTerms">
      <style:text-properties fo:language="en" fo:country="US"/>
    </style:style>
    <style:style style:name="P21" style:family="paragraph" style:parent-style-name="Text">
      <style:paragraph-properties fo:margin-left="0in" fo:margin-right="0in" fo:text-indent="0in" style:auto-text-indent="false"/>
    </style:style>
    <style:style style:name="P22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paragraph-rsid="000cb2ba"/>
    </style:style>
    <style:style style:name="P24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5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6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7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691ba" officeooo:paragraph-rsid="002691ba" style:font-style-asian="normal" style:font-weight-asian="normal" style:font-weight-complex="normal"/>
    </style:style>
    <style:style style:name="P29" style:family="paragraph" style:parent-style-name="Text">
      <style:paragraph-properties fo:margin-left="0in" fo:margin-right="0in" fo:text-indent="0in" style:auto-text-indent="false"/>
      <style:text-properties officeooo:paragraph-rsid="002691ba"/>
    </style:style>
    <style:style style:name="P30" style:family="paragraph" style:parent-style-name="Text">
      <style:paragraph-properties fo:margin-left="0in" fo:margin-right="0in" fo:text-indent="0in" style:auto-text-indent="false"/>
      <style:text-properties officeooo:paragraph-rsid="0027dd59"/>
    </style:style>
    <style:style style:name="P31" style:family="paragraph" style:parent-style-name="Text">
      <style:paragraph-properties fo:margin-left="0in" fo:margin-right="0in" fo:text-indent="0in" style:auto-text-indent="false"/>
      <style:text-properties officeooo:rsid="002acbcd" officeooo:paragraph-rsid="002acbcd"/>
    </style:style>
    <style:style style:name="P32" style:family="paragraph" style:parent-style-name="Text">
      <style:paragraph-properties fo:margin-left="0in" fo:margin-right="0in" fo:text-indent="0in" style:auto-text-indent="false"/>
      <style:text-properties officeooo:rsid="002ca538" officeooo:paragraph-rsid="002ca538"/>
    </style:style>
    <style:style style:name="P33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P34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35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36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37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38" style:family="paragraph" style:parent-style-name="Heading_20_1" style:list-style-name="WWNum2"/>
    <style:style style:name="P39" style:family="paragraph" style:parent-style-name="Heading_20_1" style:list-style-name="WWNum2">
      <style:text-properties fo:language="en" fo:country="US" officeooo:rsid="000c930e" officeooo:paragraph-rsid="000c930e"/>
    </style:style>
    <style:style style:name="P40" style:family="paragraph" style:parent-style-name="Heading_20_1" style:list-style-name="WWNum2">
      <style:text-properties fo:language="es" fo:country="VE" officeooo:paragraph-rsid="0031b7c8"/>
    </style:style>
    <style:style style:name="P41" style:family="paragraph" style:parent-style-name="Heading_20_1">
      <style:paragraph-properties fo:margin-left="0in" fo:margin-right="0in" fo:text-indent="0in" style:auto-text-indent="false" fo:padding="0in" fo:border="none"/>
      <style:text-properties fo:language="es" fo:country="VE" officeooo:rsid="002a764f" officeooo:paragraph-rsid="00f41a81"/>
    </style:style>
    <style:style style:name="P42" style:family="paragraph" style:parent-style-name="Abstract">
      <style:text-properties fo:language="en" fo:country="US" officeooo:paragraph-rsid="0126b6c0"/>
    </style:style>
    <style:style style:name="P43" style:family="paragraph" style:parent-style-name="Footnote" style:master-page-name="Converted2">
      <style:paragraph-properties style:page-number="auto"/>
    </style:style>
    <style:style style:name="P44" style:family="paragraph" style:parent-style-name="Text" style:master-page-name="Landscape">
      <style:paragraph-properties fo:margin-left="0in" fo:margin-right="0in" fo:text-indent="0in" style:auto-text-indent="false" style:page-number="auto"/>
      <style:text-properties officeooo:paragraph-rsid="0027dd59"/>
    </style:style>
    <style:style style:name="P45" style:family="paragraph" style:parent-style-name="Text">
      <style:paragraph-properties fo:margin-left="0in" fo:margin-right="0in" fo:text-indent="0in" style:auto-text-indent="false"/>
      <style:text-properties officeooo:paragraph-rsid="0121c236"/>
    </style:style>
    <style:style style:name="P46" style:family="paragraph" style:parent-style-name="Text">
      <style:paragraph-properties fo:margin-left="0in" fo:margin-right="0in" fo:text-indent="0in" style:auto-text-indent="false"/>
      <style:text-properties officeooo:rsid="0027dd59" officeooo:paragraph-rsid="0121c236"/>
    </style:style>
    <style:style style:name="P47" style:family="paragraph" style:parent-style-name="Text">
      <style:paragraph-properties fo:margin-left="0in" fo:margin-right="0in" fo:text-indent="0in" style:auto-text-indent="false"/>
      <style:text-properties fo:language="es" fo:country="VE" officeooo:rsid="002a764f"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officeooo:rsid="000cb2ba" style:font-size-asian="28pt"/>
    </style:style>
    <style:style style:name="T7" style:family="text">
      <style:text-properties officeooo:rsid="000cab81" style:font-size-asian="28pt"/>
    </style:style>
    <style:style style:name="T8" style:family="text">
      <style:text-properties officeooo:rsid="0014eb31" style:font-size-asian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ad91" style:font-weight-asian="bold" style:font-weight-complex="bold"/>
    </style:style>
    <style:style style:name="T11" style:family="text">
      <style:text-properties fo:font-weight="bold" officeooo:rsid="0091ff7c" style:font-weight-asian="bold" style:font-weight-complex="bold"/>
    </style:style>
    <style:style style:name="T12" style:family="text">
      <style:text-properties fo:font-weight="bold" officeooo:rsid="009b8c4e" style:font-weight-asian="bold" style:font-weight-complex="bold"/>
    </style:style>
    <style:style style:name="T13" style:family="text">
      <style:text-properties fo:font-weight="bold" officeooo:rsid="00a6dad0" style:font-weight-asian="bold" style:font-weight-complex="bold"/>
    </style:style>
    <style:style style:name="T14" style:family="text">
      <style:text-properties fo:font-weight="bold" officeooo:rsid="0039f6a8" style:font-weight-asian="bold" style:font-weight-complex="bold"/>
    </style:style>
    <style:style style:name="T15" style:family="text">
      <style:text-properties fo:font-weight="bold" officeooo:rsid="00d2c8c8" style:font-weight-asian="bold" style:font-weight-complex="bold"/>
    </style:style>
    <style:style style:name="T16" style:family="text">
      <style:text-properties fo:font-weight="bold" officeooo:rsid="00e6fa5b" style:font-weight-asian="bold" style:font-weight-complex="bold"/>
    </style:style>
    <style:style style:name="T17" style:family="text">
      <style:text-properties fo:font-weight="bold" officeooo:rsid="00f913ca" style:font-weight-asian="bold" style:font-weight-complex="bold"/>
    </style:style>
    <style:style style:name="T18" style:family="text">
      <style:text-properties fo:font-weight="bold" officeooo:rsid="01086046" style:font-weight-asian="bold" style:font-weight-complex="bold"/>
    </style:style>
    <style:style style:name="T19" style:family="text">
      <style:text-properties style:font-name="Times new roman" fo:language="es" fo:country="VE"/>
    </style:style>
    <style:style style:name="T20" style:family="text">
      <style:text-properties style:font-name="Times new roman" fo:language="es" fo:country="VE" officeooo:rsid="0009a37e"/>
    </style:style>
    <style:style style:name="T21" style:family="text">
      <style:text-properties officeooo:rsid="000c18c8"/>
    </style:style>
    <style:style style:name="T22" style:family="text">
      <style:text-properties fo:font-size="6pt" officeooo:rsid="000c18c8" style:font-size-asian="6pt" style:font-size-complex="6pt"/>
    </style:style>
    <style:style style:name="T23" style:family="text">
      <style:text-properties fo:font-size="6pt" officeooo:rsid="000e974a" style:font-size-asian="5.25pt" style:font-size-complex="6pt"/>
    </style:style>
    <style:style style:name="T24" style:family="text">
      <style:text-properties fo:font-style="italic" officeooo:rsid="000c18c8" style:font-style-asian="italic"/>
    </style:style>
    <style:style style:name="T25" style:family="text">
      <style:text-properties fo:font-style="italic" officeooo:rsid="000c7581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205dd6" style:font-style-asian="italic"/>
    </style:style>
    <style:style style:name="T28" style:family="text">
      <style:text-properties fo:language="en" fo:country="US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language="en" fo:country="US" officeooo:rsid="0012ad91"/>
    </style:style>
    <style:style style:name="T31" style:family="text">
      <style:text-properties fo:language="en" fo:country="US" officeooo:rsid="00187238"/>
    </style:style>
    <style:style style:name="T32" style:family="text">
      <style:text-properties fo:language="en" fo:country="US" fo:font-style="normal" officeooo:rsid="00187238" style:font-style-asian="normal"/>
    </style:style>
    <style:style style:name="T33" style:family="text">
      <style:text-properties fo:language="en" fo:country="US" fo:font-style="normal" officeooo:rsid="0019230a" style:font-style-asian="normal"/>
    </style:style>
    <style:style style:name="T34" style:family="text">
      <style:text-properties fo:language="en" fo:country="US" fo:font-style="normal" officeooo:rsid="001b1dd4" style:font-style-asian="normal"/>
    </style:style>
    <style:style style:name="T35" style:family="text">
      <style:text-properties fo:language="en" fo:country="US" fo:font-style="normal" fo:font-weight="bold" officeooo:rsid="00187238" style:font-style-asian="normal" style:font-weight-asian="bold" style:font-weight-complex="bold"/>
    </style:style>
    <style:style style:name="T36" style:family="text">
      <style:text-properties fo:language="en" fo:country="US" fo:font-style="normal" fo:font-weight="bold" officeooo:rsid="002460f9" style:font-style-asian="normal" style:font-weight-asian="bold" style:font-weight-complex="bold"/>
    </style:style>
    <style:style style:name="T37" style:family="text">
      <style:text-properties fo:language="en" fo:country="US" fo:font-style="normal" fo:font-weight="bold" officeooo:rsid="00250d41" style:font-style-asian="normal" style:font-weight-asian="bold" style:font-weight-complex="bold"/>
    </style:style>
    <style:style style:name="T38" style:family="text">
      <style:text-properties fo:language="en" fo:country="US" fo:font-style="normal" fo:font-weight="bold" officeooo:rsid="002691ba" style:font-style-asian="normal" style:font-weight-asian="bold" style:font-weight-complex="bold"/>
    </style:style>
    <style:style style:name="T39" style:family="text">
      <style:text-properties fo:language="en" fo:country="US" fo:font-style="normal" fo:font-weight="normal" officeooo:rsid="0019230a" style:font-style-asian="normal" style:font-weight-asian="normal" style:font-weight-complex="normal"/>
    </style:style>
    <style:style style:name="T40" style:family="text">
      <style:text-properties fo:language="en" fo:country="US" fo:font-style="normal" fo:font-weight="normal" officeooo:rsid="00187238" style:font-style-asian="normal" style:font-weight-asian="normal" style:font-weight-complex="normal"/>
    </style:style>
    <style:style style:name="T41" style:family="text">
      <style:text-properties fo:language="en" fo:country="US" fo:font-style="normal" fo:font-weight="normal" officeooo:rsid="001970d8" style:font-style-asian="normal" style:font-weight-asian="normal" style:font-weight-complex="normal"/>
    </style:style>
    <style:style style:name="T42" style:family="text">
      <style:text-properties fo:language="en" fo:country="US" fo:font-style="normal" fo:font-weight="normal" officeooo:rsid="001b1dd4" style:font-style-asian="normal" style:font-weight-asian="normal" style:font-weight-complex="normal"/>
    </style:style>
    <style:style style:name="T43" style:family="text">
      <style:text-properties fo:language="en" fo:country="US" fo:font-style="normal" fo:font-weight="normal" officeooo:rsid="002283e9" style:font-style-asian="normal" style:font-weight-asian="normal" style:font-weight-complex="normal"/>
    </style:style>
    <style:style style:name="T44" style:family="text">
      <style:text-properties fo:language="en" fo:country="US" fo:font-style="normal" fo:font-weight="normal" officeooo:rsid="002460f9" style:font-style-asian="normal" style:font-weight-asian="normal" style:font-weight-complex="normal"/>
    </style:style>
    <style:style style:name="T45" style:family="text">
      <style:text-properties fo:language="en" fo:country="US" fo:font-style="normal" fo:font-weight="normal" officeooo:rsid="00250d41" style:font-style-asian="normal" style:font-weight-asian="normal" style:font-weight-complex="normal"/>
    </style:style>
    <style:style style:name="T46" style:family="text">
      <style:text-properties fo:language="en" fo:country="US" fo:font-style="normal" fo:font-weight="normal" officeooo:rsid="002691ba" style:font-style-asian="normal" style:font-weight-asian="normal" style:font-weight-complex="normal"/>
    </style:style>
    <style:style style:name="T47" style:family="text">
      <style:text-properties fo:language="en" fo:country="US" officeooo:rsid="002ca538"/>
    </style:style>
    <style:style style:name="T48" style:family="text">
      <style:text-properties fo:language="en" fo:country="US" fo:font-style="italic" fo:font-weight="normal" officeooo:rsid="000c7581" style:font-style-asian="italic" style:font-weight-asian="normal" style:font-weight-complex="normal"/>
    </style:style>
    <style:style style:name="T49" style:family="text">
      <style:text-properties fo:language="en" fo:country="US" fo:font-style="italic" officeooo:rsid="000c7581" style:font-style-asian="italic"/>
    </style:style>
    <style:style style:name="T50" style:family="text">
      <style:text-properties officeooo:rsid="000cb2ba"/>
    </style:style>
    <style:style style:name="T51" style:family="text">
      <style:text-properties officeooo:rsid="000e974a"/>
    </style:style>
    <style:style style:name="T52" style:family="text">
      <style:text-properties officeooo:rsid="000ea6f1"/>
    </style:style>
    <style:style style:name="T53" style:family="text">
      <style:text-properties officeooo:rsid="0010a6c8"/>
    </style:style>
    <style:style style:name="T54" style:family="text">
      <style:text-properties officeooo:rsid="00113cba"/>
    </style:style>
    <style:style style:name="T55" style:family="text">
      <style:text-properties officeooo:rsid="0012ad91"/>
    </style:style>
    <style:style style:name="T56" style:family="text">
      <style:text-properties officeooo:rsid="002258f0"/>
    </style:style>
    <style:style style:name="T57" style:family="text">
      <style:text-properties fo:font-size="10pt" fo:font-style="italic" style:font-size-asian="10pt" style:font-style-asian="italic" style:font-size-complex="10pt" style:font-style-complex="italic"/>
    </style:style>
    <style:style style:name="T58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officeooo:rsid="009099aa"/>
    </style:style>
    <style:style style:name="T63" style:family="text">
      <style:text-properties officeooo:rsid="009b8c4e"/>
    </style:style>
    <style:style style:name="T64" style:family="text">
      <style:text-properties officeooo:rsid="00acbd70"/>
    </style:style>
    <style:style style:name="T65" style:family="text">
      <style:text-properties officeooo:rsid="00d2490f"/>
    </style:style>
    <style:style style:name="T66" style:family="text">
      <style:text-properties officeooo:rsid="00e4cff1"/>
    </style:style>
    <style:style style:name="T67" style:family="text">
      <style:text-properties officeooo:rsid="00f73fb0"/>
    </style:style>
    <style:style style:name="T68" style:family="text">
      <style:text-properties officeooo:rsid="01086046"/>
    </style:style>
    <style:style style:name="T69" style:family="text">
      <style:text-properties officeooo:rsid="0126b6c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7"><text:note text:id="ftn1" text:note-class="footnote"><text:note-citation text:label=""></text:note-citation><text:note-body><text:p text:style-name="P43"><text:span text:style-name="T3">This <text:s/></text:span><text:span text:style-name="T4">job has not been financed on any mode</text:span><text:span text:style-name="T2">. </text:span></text:p><text:p text:style-name="P19"><text:span text:style-name="T5">Mor</text:span><text:span text:style-name="T20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42"><draw:frame draw:style-name="fr2" draw:name="Frame1" text:anchor-type="paragraph" svg:y="0.0008in" svg:width="6.5in" draw:z-index="0"><draw:text-box fo:min-height="0.0161in"><text:p text:style-name="P4">Parametric Analysis of Second Order Systems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9">ó</text:span><text:span text:style-name="T2">n <text:s/>Flores </text:span></text:p></draw:text-box></draw:frame><text:span text:style-name="T24">Summary</text:span>— <text:span text:style-name="T21">the general purpose of this report is to make an analysis of autonomous second order systems, starting from matrix A</text:span><text:span text:style-name="T22">2x2</text:span><text:span text:style-name="T21">, called characteristic matrix of the system, composed by four parameters and then analyzing and proving all the possible cases for equilibrium behavior of a second order system with their respective restrictions, this analysis is given by representing the intervals where the systems </text:span><text:span text:style-name="T25">Equilibrium </text:span><text:span text:style-name="T27">has a determined behavior</text:span><text:span text:style-name="T21">. This Analysis was also done by analyzing the characteristic </text:span><text:bookmark text:name="tw-target-text"/>polynomial <text:span text:style-name="T69">of the system, this second perspective allows us to only focus on Eigen values and forget the parameters of the characteristic matrix “A”. <text:s text:c="3"/></text:span></text:p>
        <text:p text:style-name="P18"/>
        <text:p text:style-name="P20"><text:span text:style-name="T25">Key words</text:span>— <text:span text:style-name="T25">Equilibrium, characteristic matrix</text:span>.</text:p>
        <text:list xml:id="list197337581" text:style-name="WWNum2">
          <text:list-header>
            <text:h text:style-name="P39" text:outline-level="1">Introduction </text:h>
          </text:list-header>
        </text:list>
        <text:p text:style-name="P23"><text:span text:style-name="T6">M</text:span><text:span text:style-name="T7">any </text:span><text:span text:style-name="T8">physical </text:span><text:span text:style-name="T7">systems are described by several differential equations. One of the most simple types </text:span><text:span text:style-name="T6">o</text:span><text:span text:style-name="T7">f such systems is a system of two linear differential equations that on a general form can be written as:</text:span></text:p>
        <text:p text:style-name="P26"/>
        <text:p text:style-name="P25"><text:span text:style-name="T50"><draw:frame draw:style-name="fr5" draw:name="Object1" text:anchor-type="as-char" svg:y="-0.2528in" svg:width="0.9752in" svg:height="0.4701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0"><text:tab/> <text:s text:c="14"/>(1.0)</text:span></text:p>
        <text:p text:style-name="P25"/>
        <text:p text:style-name="P22">here <text:span text:style-name="T51">X</text:span><text:span text:style-name="T23">1</text:span>(t) and <text:span text:style-name="T51">X</text:span><text:span text:style-name="T23">2</text:span>(t) are unknown functions of time t, and a, b, c, d are constants (parameters). System (1.<text:span text:style-name="T52">0</text:span>) by itself has many practically important applications, for example electrical circuits in physics, models in economics, etc. <text:span text:style-name="T53">We could also represent system (1.0) on its matricidal form:</text:span></text:p>
        <text:p text:style-name="P24"/>
        <text:p text:style-name="P24"><draw:frame draw:style-name="fr5" draw:name="Object35" text:anchor-type="as-char" svg:y="-0.252in" svg:width="3.3902in" svg:height="0.4201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55">(1.1)</text:span></text:p>
        <text:p text:style-name="P22"/>
        <text:p text:style-name="P22">This matrix A has two rows and three columns. We will call this a matrix of the size 2 × <text:span text:style-name="T54">2</text:span>.</text:p>
        <text:p text:style-name="P22">Let us <text:span text:style-name="T55">introduce </text:span>a definition:</text:p>
        <text:p text:style-name="P22"><text:span text:style-name="T9">Definition 1:</text:span> A nonzero vector <text:span text:style-name="T10">v</text:span> and number <text:span text:style-name="T9">λ</text:span> are called an eigen vector and an eigen value of a square matrix A if they satisfy equation:</text:p>
        <text:p text:style-name="P24"><text:span text:style-name="T55"><draw:frame draw:style-name="fr5" draw:name="Object36" text:anchor-type="as-char" svg:y="-0.1484in" svg:width="0.5772in" svg:height="0.1839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55">(1.2)</text:span></text:p>
        <text:p text:style-name="P24"/>
        <text:p text:style-name="P22">Eigen vectors are not unique, and it is easy to see that if we multiply it by an arbitrary constant <text:span text:style-name="T9">k</text:span> we get another eigen vector corresponding to the same eigen value. Indeed by multiplying (1.<text:span text:style-name="T55">3</text:span>) by k we get:</text:p>
        <text:p text:style-name="P24"><draw:frame draw:style-name="fr5" draw:name="Object37" text:anchor-type="as-char" svg:y="-0.1484in" svg:width="0.7016in" svg:height="0.1839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4"/>
        <text:p text:style-name="P21"><text:span text:style-name="T28">therefore, we can say that </text:span><text:span text:style-name="T29">kv</text:span><text:span text:style-name="T28"> is also an eigen vector of (</text:span><text:span text:style-name="T30">1.</text:span><text:span text:style-name="T31">2</text:span><text:span text:style-name="T28">) corresponding to eigen value </text:span><text:span text:style-name="T29">λ</text:span><text:span text:style-name="T28">.</text:span></text:p>
        <text:p text:style-name="P27">Eigen values can be calculated as following:</text:p>
        <text:p text:style-name="P27"/>
        <text:p text:style-name="P27"/>
        <text:p text:style-name="P31"><text:span text:style-name="T28"><draw:frame draw:style-name="fr5" draw:name="Object3" text:anchor-type="as-char" svg:y="-0.172in" svg:width="2.5382in" svg:height="0.2193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8">(1.3)</text:span></text:p>
        <text:p text:style-name="P27"/>
        <text:p text:style-name="P32">finally solving (1.3) for <text:span text:style-name="T28"><text:s/></text:span><text:span text:style-name="T29">λ</text:span> we have:</text:p>
        <text:p text:style-name="P27"/>
        <text:p text:style-name="P31"><text:span text:style-name="T28"><draw:frame draw:style-name="fr5" draw:name="Object4" text:anchor-type="as-char" svg:y="-0.2965in" svg:width="2.5835in" svg:height="0.4453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7">(1.4)</text:span></text:p>
        <text:p text:style-name="P27"/>
        <text:p text:style-name="P29"><text:span text:style-name="T32">Let go back to system (1.0), if we solve this system by any method </text:span><text:span text:style-name="T34">with some initial conditions </text:span><text:span text:style-name="T34"><draw:frame draw:style-name="fr5" draw:name="Object46" text:anchor-type="as-char" svg:y="-0.152in" svg:width="1.3346in" svg:height="0.2134in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4"><text:s/></text:span><text:span text:style-name="T32">we will find the explicit solution for the system </text:span><text:span text:style-name="T33">for</text:span><draw:frame draw:style-name="fr5" draw:name="Object2" text:anchor-type="as-char" svg:y="-0.1484in" svg:width="0.2201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56">and</text:span><draw:frame draw:style-name="fr5" draw:name="Object43" text:anchor-type="as-char" svg:y="-0.1484in" svg:width="0.2201in" svg:height="0.2091in" draw:z-index="21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32">. Let us now consider a two dimensional coordinate system <text:s/>with </text:span><text:span text:style-name="T32"><draw:frame draw:style-name="fr5" draw:name="Object38" text:anchor-type="as-char" svg:y="-0.1484in" svg:width="0.4882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">the </text:span><text:span text:style-name="T32"><draw:frame draw:style-name="fr5" draw:name="Object39" text:anchor-type="as-char" svg:y="-0.1484in" svg:width="0.2201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2">- axis for the variable </text:span><text:span text:style-name="T32"><draw:frame draw:style-name="fr5" draw:name="Object41" text:anchor-type="as-char" svg:y="-0.1484in" svg:width="0.2201in" svg:height="0.2091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2">and the - a</text:span><text:span text:style-name="T32"><draw:frame draw:style-name="fr5" draw:name="Object40" text:anchor-type="as-char" svg:y="-0.1484in" svg:width="0.2201in" svg:height="0.2091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2">xis for the variable . </text:span><text:span text:style-name="T32"><draw:frame draw:style-name="fr5" draw:name="Object42" text:anchor-type="as-char" svg:y="-0.1484in" svg:width="0.2201in" svg:height="0.209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2">Such a coordinate system is called a </text:span><text:span text:style-name="T35">phase space</text:span><text:span text:style-name="T40">, </text:span><text:span text:style-name="T39">if we </text:span><text:span text:style-name="T42">plot</text:span><text:span text:style-name="T39"> the dynamic of </text:span><text:span text:style-name="T39"><draw:frame draw:style-name="fr5" draw:name="Object45" text:anchor-type="as-char" svg:y="-0.1484in" svg:width="0.2201in" svg:height="0.2091in" draw:z-index="4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9"><text:s text:c="2"/></text:span><text:span text:style-name="T41">vs</text:span><text:span text:style-name="T42"><draw:frame draw:style-name="fr5" draw:name="Object44" text:anchor-type="as-char" svg:y="-0.1484in" svg:width="0.2201in" svg:height="0.2091in" draw:z-index="1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3">we w</text:span><text:span text:style-name="T42">ill get a unique </text:span><text:span text:style-name="T43">trajectory </text:span><text:span text:style-name="T44">according with </text:span><text:span text:style-name="T36">Existences and Uniqueness Theorem</text:span><text:span text:style-name="T43">, </text:span><text:span text:style-name="T45">then if we plot several trajectories with several initial con<text:tab/>conditions we will get a complete </text:span><text:span text:style-name="T37">phase portrait</text:span><text:span text:style-name="T45"> of the system, that is a representative set of system solutions.</text:span></text:p>
        <text:p text:style-name="P28">It is necessary to introduce another definition.</text:p>
        <text:p text:style-name="P45"><text:span text:style-name="T38">definition 2:</text:span><text:span text:style-name="T45"> </text:span><text:span text:style-name="T48">Equilibrium</text:span><text:span text:style-name="T42"> </text:span><text:span text:style-name="T46">are</text:span><text:span text:style-name="T42"> points where our system is stationary: placed at an equilibrium point the system will stay there forever. Mathematically </text:span><text:span text:style-name="T48">Equilibrium</text:span><text:span text:style-name="T42"> </text:span><text:span text:style-name="T46">points for second order systems </text:span><text:span text:style-name="T42">it is required that at the equilibrium point both variables <text:s/></text:span><text:span text:style-name="T42"><draw:frame draw:style-name="fr5" draw:name="Object47" text:anchor-type="as-char" svg:y="-0.1484in" svg:width="0.2201in" svg:height="0.2091in" draw:z-index="1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42">and <text:s/></text:span><text:span text:style-name="T42"><draw:frame draw:style-name="fr5" draw:name="Object48" text:anchor-type="as-char" svg:y="-0.1484in" svg:width="0.2201in" svg:height="0.2091in" draw:z-index="1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2">do not change their values, i.e. both <text:s/></text:span><draw:frame draw:style-name="fr5" draw:name="Object49" text:anchor-type="as-char" svg:y="-0.1484in" svg:width="0.9543in" svg:height="0.2091in" draw:z-index="19"><draw:object xlink:href="./Object 60" xlink:type="simple" xlink:show="embed" xlink:actuate="onLoad"/><draw:image xlink:href="./ObjectReplacements/Object 60" xlink:type="simple" xlink:show="embed" xlink:actuate="onLoad"/><svg:desc>formula</svg:desc></draw:frame>.</text:p>
        <text:p text:style-name="P46">In order to analyze those <text:span text:style-name="T49">Equilibrium</text:span> points ans their behavior it is necessary to study eigen values of the matrix A. 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text:soft-page-break/></text:p>
        <text:p text:style-name="P33"/>
        <text:p text:style-name="P44"><draw:frame draw:style-name="fr4" draw:name="Frame4" text:anchor-type="paragraph" svg:x="0.0154in" svg:y="0.1154in" svg:width="8.7465in" draw:z-index="5"><draw:text-box fo:min-height="0.8429in"><text:h text:style-name="P41" text:outline-level="1" text:is-list-header="true">Analysis of diferent cases <text:s/>of equilibrium behavior</text:h><text:p text:style-name="P34"/><text:p text:style-name="P34"/><text:p text:style-name="P34">1.- <text:s text:c="3"/><text:span text:style-name="T9">Spiral Sink</text:span> <draw:frame draw:style-name="fr5" draw:name="Object6" text:anchor-type="as-char" svg:y="-0.1429in" svg:width="1.8689in" svg:height="0.1835in" draw:z-index="48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36"><text:tab/><text:span text:style-name="T57">result</text:span><text:span text:style-name="T26">: </text:span></text:p><text:p text:style-name="P5"><draw:frame draw:style-name="fr5" draw:name="Object5" text:anchor-type="as-char" svg:y="-0.172in" svg:width="6.5134in" svg:height="0.2193in" draw:z-index="26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6.3571in" svg:height="0.2193in" draw:z-index="27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6.3335in" svg:height="0.2193in" draw:z-index="29"><draw:object xlink:href="./Object 8" xlink:type="simple" xlink:show="embed" xlink:actuate="onLoad"/><draw:image xlink:href="./ObjectReplacements/Object 8" xlink:type="simple" xlink:show="embed" xlink:actuate="onLoad"/></draw:frame></text:p><text:p text:style-name="P6"><draw:frame draw:style-name="fr5" draw:name="Object10" text:anchor-type="as-char" svg:y="-0.1484in" svg:width="0.5965in" svg:height="0.1839in" draw:z-index="31"><draw:object xlink:href="./Object 9" xlink:type="simple" xlink:show="embed" xlink:actuate="onLoad"/><draw:image xlink:href="./ObjectReplacements/Object 9" xlink:type="simple" xlink:show="embed" xlink:actuate="onLoad"/></draw:frame></text:p><text:p text:style-name="P7"><text:span text:style-name="T57">finally</text:span>:</text:p><text:p text:style-name="P7"><draw:frame draw:style-name="fr5" draw:name="Object8" text:anchor-type="as-char" svg:y="-0.152in" svg:width="1.1071in" svg:height="0.2in" draw:z-index="33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1">2.- <text:span text:style-name="T9">Nodal Sink</text:span> <draw:frame draw:style-name="fr5" draw:name="Object11" text:anchor-type="as-char" svg:y="-0.1429in" svg:width="2.4728in" svg:height="0.1929in" draw:z-index="34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58">result:</text:span></text:p><text:p text:style-name="P10"><draw:frame draw:style-name="fr5" draw:name="Object12" text:anchor-type="as-char" svg:y="-0.172in" svg:width="7.0075in" svg:height="0.2193in" draw:z-index="35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26in" svg:width="4.7409in" svg:height="0.2102in" draw:z-index="36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52in" svg:width="1.5256in" svg:height="0.2in" draw:z-index="37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6.6398in" svg:height="0.2193in" draw:z-index="38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52in" svg:width="2.6925in" svg:height="0.2in" draw:z-index="39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6.3283in" svg:height="0.2193in" draw:z-index="40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52in" svg:width="3.3299in" svg:height="0.2in" draw:z-index="41"><draw:object xlink:href="./Object 22" xlink:type="simple" xlink:show="embed" xlink:actuate="onLoad"/><draw:image xlink:href="./ObjectReplacements/Object 22" xlink:type="simple" xlink:show="embed" xlink:actuate="onLoad"/></draw:frame></text:p><text:p text:style-name="P9">finally:</text:p><text:p text:style-name="P9"><draw:frame draw:style-name="fr5" draw:name="Object19" text:anchor-type="as-char" svg:y="-0.1228in" svg:width="0.648in" svg:height="0.1654in" draw:z-index="42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3">3.- <text:span text:style-name="T9">Spiral Source </text:span><text:span text:style-name="T9"><draw:frame draw:style-name="fr5" draw:name="Object20" text:anchor-type="as-char" svg:y="-0.172in" svg:width="2.3563in" svg:height="0.2193in" draw:z-index="43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3"><text:tab/>result:</text:p><text:p text:style-name="P13"><draw:frame draw:style-name="fr5" draw:name="Object21" text:anchor-type="as-char" svg:y="-0.172in" svg:width="5.7866in" svg:height="0.2193in" draw:z-index="44"><draw:object xlink:href="./Object 28" xlink:type="simple" xlink:show="embed" xlink:actuate="onLoad"/><draw:image xlink:href="./ObjectReplacements/Object 28" xlink:type="simple" xlink:show="embed" xlink:actuate="onLoad"/></draw:frame></text:p><text:p text:style-name="P13"><draw:frame draw:style-name="fr5" draw:name="Object22" text:anchor-type="as-char" svg:y="-0.172in" svg:width="7.2236in" svg:height="0.2193in" draw:z-index="46"><draw:object xlink:href="./Object 30" xlink:type="simple" xlink:show="embed" xlink:actuate="onLoad"/><draw:image xlink:href="./ObjectReplacements/Object 30" xlink:type="simple" xlink:show="embed" xlink:actuate="onLoad"/></draw:frame></text:p><text:p text:style-name="P13"><draw:frame draw:style-name="fr5" draw:name="Object23" text:anchor-type="as-char" svg:y="-0.172in" svg:width="6.4591in" svg:height="0.2193in" draw:z-index="47"><draw:object xlink:href="./Object 31" xlink:type="simple" xlink:show="embed" xlink:actuate="onLoad"/><draw:image xlink:href="./ObjectReplacements/Object 31" xlink:type="simple" xlink:show="embed" xlink:actuate="onLoad"/></draw:frame></text:p><text:p text:style-name="P13"><draw:frame draw:style-name="fr5" draw:name="Object24" text:anchor-type="as-char" svg:y="-0.152in" svg:width="0.9307in" svg:height="0.2in" draw:z-index="49"><draw:object xlink:href="./Object 32" xlink:type="simple" xlink:show="embed" xlink:actuate="onLoad"/><draw:image xlink:href="./ObjectReplacements/Object 32" xlink:type="simple" xlink:show="embed" xlink:actuate="onLoad"/></draw:frame></text:p><text:p text:style-name="P14">finally:</text:p><text:p text:style-name="P9"><draw:frame draw:style-name="fr5" draw:name="Object25" text:anchor-type="as-char" svg:y="-0.1201in" svg:width="0.378in" svg:height="0.1307in" draw:z-index="50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0"><text:soft-page-break/></text:p>
        <text:p text:style-name="P30"/>
        <text:p text:style-name="P30"/>
        <text:p text:style-name="P30"/>
        <text:p text:style-name="P30"/>
        <text:p text:style-name="P30"><draw:frame draw:style-name="fr4" draw:name="Frame5" text:anchor-type="paragraph" svg:x="0.0154in" svg:y="0.1256in" svg:width="8.7465in" draw:z-index="6"><draw:text-box fo:min-height="0.8429in"><text:p text:style-name="P34">4.-<text:span text:style-name="T9">Nodal Source</text:span> <draw:frame draw:style-name="fr5" draw:name="Object26" text:anchor-type="as-char" svg:y="-0.172in" svg:width="2.9701in" svg:height="0.2327in" draw:z-index="51"><draw:object xlink:href="./Object 36" xlink:type="simple" xlink:show="embed" xlink:actuate="onLoad"/><draw:image xlink:href="./ObjectReplacements/Object 36" xlink:type="simple" xlink:show="embed" xlink:actuate="onLoad"/></draw:frame></text:p><text:p text:style-name="P36"><text:tab/><text:span text:style-name="T57">result</text:span><text:span text:style-name="T26">: </text:span></text:p><text:p text:style-name="P5"><draw:frame draw:style-name="fr5" draw:name="Object27" text:anchor-type="as-char" svg:y="-0.172in" svg:width="7.7661in" svg:height="0.2193in" draw:z-index="62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7465in" svg:height="0.2193in" draw:z-index="64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52in" svg:width="4.1638in" svg:height="0.2in" draw:z-index="66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626in" svg:width="4.7047in" svg:height="0.2102in" draw:z-index="67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72in" svg:width="6.9193in" svg:height="0.2193in" draw:z-index="68"><draw:object xlink:href="./Object 61" xlink:type="simple" xlink:show="embed" xlink:actuate="onLoad"/><draw:image xlink:href="./ObjectReplacements/Object 61" xlink:type="simple" xlink:show="embed" xlink:actuate="onLoad"/></draw:frame></text:p><text:p text:style-name="P7"><text:span text:style-name="T57">finally</text:span>:</text:p><text:p text:style-name="P7"><draw:frame draw:style-name="fr5" draw:name="Object31" text:anchor-type="as-char" svg:y="-0.1201in" svg:width="0.3783in" svg:height="0.1307in" draw:z-index="52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1"><text:span text:style-name="T62">5</text:span>.- <text:span text:style-name="T11">Saddle </text:span><draw:frame draw:style-name="fr5" draw:name="Object32" text:anchor-type="as-char" svg:y="-0.1429in" svg:width="2.0563in" svg:height="0.1929in" draw:z-index="53"><draw:object xlink:href="./Object 43" xlink:type="simple" xlink:show="embed" xlink:actuate="onLoad"/><draw:image xlink:href="./ObjectReplacements/Object 43" xlink:type="simple" xlink:show="embed" xlink:actuate="onLoad"/><svg:desc>formula</svg:desc></draw:frame></text:p><text:p text:style-name="P7"><text:tab/><text:span text:style-name="T58">result:</text:span></text:p><text:p text:style-name="P10"><draw:frame draw:style-name="fr5" draw:name="Object33" text:anchor-type="as-char" svg:y="-0.172in" svg:width="7.0075in" svg:height="0.2193in" draw:z-index="54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626in" svg:width="4.7409in" svg:height="0.2102in" draw:z-index="55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52in" svg:width="1.5256in" svg:height="0.2in" draw:z-index="56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9">finally:</text:p><text:p text:style-name="P9"><draw:frame draw:style-name="fr5" draw:name="Object55" text:anchor-type="as-char" svg:y="-0.1228in" svg:width="0.648in" svg:height="0.1654in" draw:z-index="58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3"><text:span text:style-name="T63">6</text:span>.- <text:span text:style-name="T12">Center</text:span><text:span text:style-name="T9"> </text:span><text:span text:style-name="T9"><draw:frame draw:style-name="fr5" draw:name="Object56" text:anchor-type="as-char" svg:y="-0.172in" svg:width="2.3807in" svg:height="0.2193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3"><text:tab/>result:</text:p><text:p text:style-name="P13"><draw:frame draw:style-name="fr5" draw:name="Object57" text:anchor-type="as-char" svg:y="-0.172in" svg:width="3.1598in" svg:height="0.2193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3"><draw:frame draw:style-name="fr5" draw:name="Object58" text:anchor-type="as-char" svg:y="-0.152in" svg:width="0.8807in" svg:height="0.2in" draw:z-index="63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3"/><text:p text:style-name="P14">finally:</text:p><text:p text:style-name="P9"><draw:frame draw:style-name="fr5" draw:name="Object61" text:anchor-type="as-char" svg:y="-0.1228in" svg:width="0.4201in" svg:height="0.1646in" draw:z-index="65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draw:frame draw:style-name="fr4" draw:name="Frame6" text:anchor-type="paragraph" svg:x="0.0236in" svg:y="0.0728in" svg:width="8.7465in" draw:z-index="7"><draw:text-box fo:min-height="0.8429in"><text:p text:style-name="P34"><text:span text:style-name="T64">7</text:span>.-<text:span text:style-name="T13">Degenerate </text:span><text:span text:style-name="T9">Nodal Source</text:span> <draw:frame draw:style-name="fr5" draw:name="Object51" text:anchor-type="as-char" svg:y="-0.172in" svg:width="3.4173in" svg:height="0.2327in" draw:z-index="69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36"><text:tab/><text:span text:style-name="T57">result</text:span><text:span text:style-name="T26">: </text:span></text:p><text:p text:style-name="P5"><draw:frame draw:style-name="fr5" draw:name="Object52" text:anchor-type="as-char" svg:y="-0.172in" svg:width="7.848in" svg:height="0.2193in" draw:z-index="70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71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72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57">finally</text:span>:</text:p><text:p text:style-name="P7"><draw:frame draw:style-name="fr5" draw:name="Object63" text:anchor-type="as-char" svg:y="-0.1201in" svg:width="0.3783in" svg:height="0.1307in" draw:z-index="75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2"><text:span text:style-name="T65">8</text:span>.- <text:span text:style-name="T13">Degenerate </text:span><text:span text:style-name="T14">Nodal </text:span><text:span text:style-name="T15">Sink</text:span><text:span text:style-name="T14"> </text:span><text:span text:style-name="T14"><draw:frame draw:style-name="fr5" draw:name="Object64" text:anchor-type="as-char" svg:y="-0.172in" svg:width="3.4173in" svg:height="0.2327in" draw:z-index="76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58">result:</text:span></text:p><text:p text:style-name="P10"><draw:frame draw:style-name="fr5" draw:name="Object65" text:anchor-type="as-char" svg:y="-0.172in" svg:width="6.1846in" svg:height="0.2193in" draw:z-index="77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78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3"><draw:frame draw:style-name="fr5" draw:name="Object73" text:anchor-type="as-char" svg:y="-0.152in" svg:width="1.2047in" svg:height="0.2in" draw:z-index="80"><draw:object xlink:href="./Object 72" xlink:type="simple" xlink:show="embed" xlink:actuate="onLoad"/><draw:image xlink:href="./ObjectReplacements/Object 72" xlink:type="simple" xlink:show="embed" xlink:actuate="onLoad"/></draw:frame></text:p><text:p text:style-name="P13"><draw:frame draw:style-name="fr5" draw:name="Object74" text:anchor-type="as-char" svg:y="-0.1484in" svg:width="0.5819in" svg:height="0.1839in" draw:z-index="81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59">finally</text:span>:</text:p><text:p text:style-name="P9"><draw:frame draw:style-name="fr5" draw:name="Object68" text:anchor-type="as-char" svg:y="-0.152in" svg:width="1.3181in" svg:height="0.2in" draw:z-index="82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3"><text:span text:style-name="T66">9</text:span>.- <text:span text:style-name="T16">Unstable Saddle Node</text:span><text:span text:style-name="T9"> </text:span><text:span text:style-name="T9"><draw:frame draw:style-name="fr5" draw:name="Object69" text:anchor-type="as-char" svg:y="-0.172in" svg:width="4.2602in" svg:height="0.2327in" draw:z-index="83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3"><text:tab/>result:</text:p><text:p text:style-name="P13"><draw:frame draw:style-name="fr5" draw:name="Object70" text:anchor-type="as-char" svg:y="-0.172in" svg:width="8.6193in" svg:height="0.2193in" draw:z-index="84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3"><draw:frame draw:style-name="fr5" draw:name="Object71" text:anchor-type="as-char" svg:y="-0.152in" svg:width="4.7307in" svg:height="0.2in" draw:z-index="85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3"/><text:p text:style-name="P14">finally:</text:p><text:p text:style-name="P9"><draw:frame draw:style-name="fr5" draw:name="Object72" text:anchor-type="as-char" svg:y="-0.1228in" svg:width="0.4201in" svg:height="0.1646in" draw:z-index="86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text:soft-page-break/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draw:frame draw:style-name="fr4" draw:name="Frame7" text:anchor-type="paragraph" svg:x="0.0236in" svg:y="0.0728in" svg:width="8.7465in" draw:z-index="8"><draw:text-box fo:min-height="0.8429in"><text:p text:style-name="P35"><text:span text:style-name="T67">10</text:span>.-<text:span text:style-name="T17">S</text:span><text:span text:style-name="T60">table Saddle Node</text:span><text:span text:style-name="T61"> </text:span><text:span text:style-name="T61"><draw:frame draw:style-name="fr5" draw:name="Object75" text:anchor-type="as-char" svg:y="-0.172in" svg:width="4.2602in" svg:height="0.2327in" draw:z-index="2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36"><text:tab/><text:span text:style-name="T57">result</text:span><text:span text:style-name="T26">: </text:span></text:p><text:p text:style-name="P5"><draw:frame draw:style-name="fr5" draw:name="Object76" text:anchor-type="as-char" svg:y="-0.172in" svg:width="8.6193in" svg:height="0.2193in" draw:z-index="28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45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57">finally</text:span>:</text:p><text:p text:style-name="P7"><draw:frame draw:style-name="fr5" draw:name="Object81" text:anchor-type="as-char" svg:y="-0.1228in" svg:width="0.4201in" svg:height="0.1646in" draw:z-index="57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2"><text:span text:style-name="T68">11</text:span>.- <text:span text:style-name="T18">Both Eigen Values are 0</text:span><text:span text:style-name="T14"> </text:span><text:span text:style-name="T14"><draw:frame draw:style-name="fr5" draw:name="Object82" text:anchor-type="as-char" svg:y="-0.1484in" svg:width="0.7228in" svg:height="0.2091in" draw:z-index="59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58">result:</text:span></text:p><text:p text:style-name="P10"><draw:frame draw:style-name="fr5" draw:name="Object83" text:anchor-type="as-char" svg:y="-0.172in" svg:width="5.4335in" svg:height="0.2193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52in" svg:width="4.8984in" svg:height="0.2in" draw:z-index="88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5.4091in" svg:height="0.2193in" draw:z-index="89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59">finally</text:span>:</text:p><text:p text:style-name="P9"><draw:frame draw:style-name="fr5" draw:name="Object88" text:anchor-type="as-char" svg:y="-0.1256in" svg:width="0.6429in" svg:height="0.1673in" draw:z-index="90"><draw:object xlink:href="./Object 85" xlink:type="simple" xlink:show="embed" xlink:actuate="onLoad"/><draw:image xlink:href="./ObjectReplacements/Object 85" xlink:type="simple" xlink:show="embed" xlink:actuate="onLoad"/><svg:desc>formula</svg:desc></draw:frame></text:p></draw:text-box></draw:frame><text:soft-page-break/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3"/>
        <text:p text:style-name="P17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list xml:id="list225141816496805" text:continue-numbering="true" text:style-name="WWNum2">
          <text:list-header>
            <text:h text:style-name="P40" text:outline-level="1">Conclusiones y recomendaciones</text:h>
          </text:list-header>
        </text:list>
        <text:p text:style-name="P15"/>
        <text:list xml:id="list225140587714219" text:continue-numbering="true" text:style-name="WWNum2">
          <text:list-header>
            <text:h text:style-name="P38" text:outline-level="1">Referencias</text:h>
          </text:list-header>
        </text:list>
        <text:h text:style-name="Heading_20_1" text:outline-level="1" text:is-list-header="true"><text:s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2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8-11-15T22:30:48.324626679</meta:creation-date>
    <meta:editing-duration>PT19M20S</meta:editing-duration>
    <meta:generator>LibreOffice/6.0.6.2$Linux_X86_64 LibreOffice_project/00m0$Build-2</meta:generator>
    <dc:date>2018-11-15T22:51:02.932428750</dc:date>
    <meta:document-statistic meta:table-count="0" meta:image-count="0" meta:object-count="83" meta:page-count="6" meta:paragraph-count="118" meta:word-count="613" meta:character-count="3767" meta:non-whitespace-character-count="3149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i>a</mi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i mathvariant="italic">ad</mi>
                        <mo stretchy="false">−</mo>
                        <mi mathvariant="italic">bc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a + d)} over {2}+- {Sqrt((a + d)^2 - 4 (ad - bc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</mrow>
    </mrow>
    <annotation encoding="StarMath 5.0">Det (A - Iλ) = λ ^ 2 - (a + d)λ  + (ad - bc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a+d)^2-4(ad-bc) &gt; 0 and λ_1 λ_2 &gt; 0 and
λ_1 + λ_2 &lt;0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lt;</mo>
                    <mrow>
                      <mi>a</mi>
                      <mo stretchy="false">−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a</mi>
                            </mrow>
                            <mo stretchy="false">+</mo>
                            <mn>2</mn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δ</mi>
          </mrow>
        </mrow>
        <mo fence="true" stretchy="false">)</mo>
      </mrow>
    </mrow>
    <annotation encoding="StarMath 5.0">%theta = ((c &lt;= -(a^2/b) and d &lt; a - 2 Sqrt-bc) or (-(a^2/b) &lt; c &lt;= 0 and (d &lt; a - 2 Sqrt-bc or a + 2 Sqrt-bc &lt; d &lt; (b c)/a)) or %delta)</annotation>
  </semantics>
</math>
</file>

<file path=Object 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 = (a &gt;= 0 and ((b &lt; 0 and c &gt; -(a^2/b) and a - 2 Sqrt-bc &lt; d &lt; -a) or (b &gt; 0 and c &lt; -(a^2/b) and a - 2 Sqrt-bc &lt; d &lt; -a))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row>
          <mo fence="true" stretchy="false">(</mo>
          <mrow>
            <mrow>
              <mi>b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i>d</mi>
                      <mo stretchy="false">&lt;</mo>
                      <mrow>
                        <mi>a</mi>
                        <mo stretchy="false">∨</mo>
                        <mi>a</mi>
                      </mrow>
                      <mo stretchy="false">&lt;</mo>
                      <mi>d</mi>
                      <mo stretchy="false">&lt;</mo>
                      <mn>0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b</mi>
              <mo stretchy="false">&gt;</mo>
              <mrow>
                <mn>0</mn>
                <mo stretchy="false">∧</mo>
                <mi>θ</mi>
              </mrow>
            </mrow>
          </mrow>
          <mo fence="true" stretchy="false">)</mo>
        </mrow>
      </mrow>
    </mrow>
    <annotation encoding="StarMath 5.0">%varepsilon = (b = 0 and (d &lt; a or a &lt; d &lt; 0)) or (b &gt; 0 and %theta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row>
          <mo fence="true" stretchy="false">(</mo>
          <mrow>
            <mrow>
              <mn>0</mn>
              <mo stretchy="false">≤</mo>
              <mi>c</mi>
              <mo stretchy="false">&lt;</mo>
              <mrow>
                <mrow>
                  <mo stretchy="false">−</mo>
                  <mrow>
                    <mo fence="true" stretchy="false">(</mo>
                    <mrow>
                      <mrow>
                        <msup>
                          <mi>a</mi>
                          <mn>2</mn>
                        </msup>
                        <mo stretchy="false">/</mo>
                        <mi>b</mi>
                      </mrow>
                    </mrow>
                    <mo fence="true" stretchy="false">)</mo>
                  </mrow>
                </mrow>
                <mo stretchy="false">∧</mo>
                <mrow>
                  <mo fence="true" stretchy="false">(</mo>
                  <mrow>
                    <mrow>
                      <mrow>
                        <mi>d</mi>
                        <mo stretchy="false">&lt;</mo>
                        <mrow>
                          <mi>a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  <mo stretchy="false">∨</mo>
                          <mi>a</mi>
                        </mrow>
                        <mo stretchy="false">+</mo>
                        <mn>2</mn>
                      </mrow>
                      <mrow>
                        <msqrt>
                          <mrow>
                            <mo stretchy="false">−</mo>
                            <mi mathvariant="italic">bc</mi>
                          </mrow>
                        </msqrt>
                        <mo stretchy="false">&lt;</mo>
                        <mi>d</mi>
                        <mo stretchy="false">&lt;</mo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i>c</mi>
                              </mrow>
                            </mrow>
                            <mo fence="true" stretchy="false">)</mo>
                          </mrow>
                          <mo stretchy="false">/</mo>
                          <mi>a</mi>
                        </mrow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row>
                <mi>c</mi>
                <mo stretchy="false">≥</mo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∧</mo>
                  <mi>d</mi>
                </mrow>
                <mo stretchy="false">&lt;</mo>
                <mrow>
                  <mi>a</mi>
                  <mo stretchy="false">−</mo>
                  <mn>2</mn>
                </mrow>
              </mrow>
              <msqrt>
                <mrow>
                  <mo stretchy="false">−</mo>
                  <mi mathvariant="italic">bc</mi>
                </mrow>
              </msqrt>
            </mrow>
          </mrow>
          <mo fence="true" stretchy="false">)</mo>
        </mrow>
      </mrow>
    </mrow>
    <annotation encoding="StarMath 5.0">%omega = (0 &lt;= c &lt; -(a^2/b) and (d &lt; a - 2 Sqrt-bc or a + 2 Sqrt-bc &lt; d &lt; (b c)/a)) or (c &gt;= -(a^2/b) and d &lt; a - 2 Sqrt-bc)</annotation>
  </semantics>
</math>
</file>

<file path=Object 22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i>c</mi>
                                        <mo stretchy="false">&lt;</mo>
                                        <mrow>
                                          <mn>0</mn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i>c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i>a</mi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ω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ϵ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rho = (a &lt; 0 and ((b &lt; 0 and ((c &lt; 0 and d &lt; (b c)/a) or %omega)) or %epsilon))</annotation>
  </semantics>
</math>
</file>

<file path=Object 23/content.xml><?xml version="1.0" encoding="utf-8"?>
<math xmlns="http://www.w3.org/1998/Math/MathML" display="block">
  <semantics>
    <mrow>
      <msub>
        <mi mathvariant="italic">Ox</mi>
        <mn>1</mn>
      </msub>
      <msub>
        <mi>x</mi>
        <mn>2</mn>
      </msub>
    </mrow>
    <annotation encoding="StarMath 5.0">Ox_1 x_2</annotation>
  </semantics>
</math>
</file>

<file path=Object 24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&lt; 0 and (a+d) &gt; 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row>
                        <mo stretchy="false">−</mo>
                        <mi>a</mi>
                      </mrow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&lt;</mo>
                    <mi>c</mi>
                    <mo stretchy="false">&lt;</mo>
                    <mrow>
                      <mrow>
                        <mn>0</mn>
                        <mo stretchy="false">∧</mo>
                        <mi>a</mi>
                      </mrow>
                      <mo stretchy="false">−</mo>
                      <mn>2</mn>
                    </mrow>
                  </mrow>
                  <mrow>
                    <msqrt>
                      <mrow>
                        <mo stretchy="false">−</mo>
                        <mi mathvariant="italic">bc</mi>
                      </mrow>
                    </msqrt>
                    <mo stretchy="false">&lt;</mo>
                    <mi>d</mi>
                    <mo stretchy="false">&l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-a &lt; d &lt; a + 2 Sqrt-bc) or (-(a^2/b) &lt; c &lt; 0 and a - 2 Sqrt-bc &lt; d &lt; a + 2 Sqrt-bc))</annotation>
  </semantics>
</math>
</file>

<file path=Object 2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row>
            <mn>0</mn>
            <mo stretchy="false">∧</mo>
            <mi>a</mi>
          </mrow>
          <mo stretchy="false">+</mo>
          <mi>d</mi>
        </mrow>
        <mo stretchy="false">&lt;</mo>
        <mn>0</mn>
      </mrow>
    </mrow>
    <annotation encoding="StarMath 5.0">(a+d)^2-4(ad-bc) &lt; 0 and a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n>0</mn>
                                  <mo stretchy="false">&lt;</mo>
                                  <mi>c</mi>
                                  <mo stretchy="false">&lt;</mo>
                                  <mrow>
                                    <mrow>
                                      <mrow>
                                        <mo stretchy="false">−</mo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sup>
                                                <mi>a</mi>
                                                <mn>2</mn>
                                              </msup>
                                              <mo stretchy="false">/</mo>
                                              <mi>b</mi>
                                            </mrow>
                                          </mrow>
                                          <mo fence="true" stretchy="false">)</mo>
                                        </mrow>
                                      </mrow>
                                      <mo stretchy="false">∧</mo>
                                      <mi>a</mi>
                                    </mrow>
                                    <mo stretchy="false">−</mo>
                                    <mn>2</mn>
                                  </mrow>
                                </mrow>
                                <mrow>
                                  <msqrt>
                                    <mrow>
                                      <mo stretchy="false">−</mo>
                                      <mi mathvariant="italic">bc</mi>
                                    </mrow>
                                  </msqrt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stretchy="false">−</mo>
                                    <mi mathvariant="italic">bc</mi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α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b &lt; 0 and ((0 &lt; c &lt; -(a^2/b) and a - 2 Sqrt-bc &lt; d &lt; a + 2 Sqrt-bc) or (c &gt;= -(a^2/b) and -a &lt; d &lt; a + 2 Sqrt-bc))) or (b &gt; 0 and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stretchy="false">−</mo>
                                <mi>a</mi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-a &lt; d &lt; a + 2 Sqrt-bc) or (b &gt; 0 and c &lt; -(a^2/b) and -a &lt; d &lt; a + 2 Sqrt-bc)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>β</mi>
            </mrow>
          </mrow>
        </mrow>
        <mo fence="true" stretchy="false">)</mo>
      </mrow>
    </mrow>
    <annotation encoding="StarMath 5.0">%varepsilon =(a &gt; 0 and %beta)</annotation>
  </semantics>
</math>
</file>

<file path=Object 3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4/content.xml><?xml version="1.0" encoding="utf-8"?>
<math xmlns="http://www.w3.org/1998/Math/MathML" display="block">
  <semantics>
    <mrow>
      <mi>θ</mi>
      <mo stretchy="false">∨</mo>
      <mi>ε</mi>
    </mrow>
    <annotation encoding="StarMath 5.0">%theta or %varepsilon</annotation>
  </semantics>
</math>
</file>

<file path=Object 3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a+d)^2-4(ad-bc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row>
                    <mi>c</mi>
                    <mo stretchy="false">≤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  <mo stretchy="false">&lt;</mo>
                  <mi>c</mi>
                  <mo stretchy="false">≤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c</mi>
                  <mo stretchy="false">&g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c &lt;= -(a^2/b) and d &gt; a + 2 Sqrt-bc) or (-(a^2/b) &lt; c &lt;= 0 and ((b c)/a &lt; d &lt; a - 2 Sqrt-bc or d &gt; a + 2 Sqrt-bc)) or (c &gt; 0 and d &gt; (b c)/a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c</mi>
                  <mo stretchy="false">&lt;</mo>
                  <mrow>
                    <mn>0</mn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i>c</mi>
                        </mrow>
                      </mrow>
                      <mo fence="true" stretchy="false">)</mo>
                    </mrow>
                    <mo stretchy="false">/</mo>
                    <mi>a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n>0</mn>
                  <mo stretchy="false">≤</mo>
                  <mi>c</mi>
                  <mo stretchy="false">&lt;</mo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sup>
                              <mi>a</mi>
                              <mn>2</mn>
                            </msup>
                            <mo stretchy="false">/</mo>
                            <mi>b</mi>
                          </mrow>
                        </mrow>
                        <mo fence="true" stretchy="false">)</mo>
                      </mrow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stretchy="false">−</mo>
                                  <mi mathvariant="italic">bc</mi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row>
                    <mi>c</mi>
                    <mo stretchy="false">≥</mo>
                    <mrow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sup>
                                <mi>a</mi>
                                <mn>2</mn>
                              </msup>
                              <mo stretchy="false">/</mo>
                              <mi>b</mi>
                            </mrow>
                          </mrow>
                          <mo fence="true" stretchy="false">)</mo>
                        </mrow>
                      </mrow>
                      <mo stretchy="false">∧</mo>
                      <mi>d</mi>
                    </mrow>
                    <mo stretchy="false">&gt;</mo>
                    <mrow>
                      <mi>a</mi>
                      <mo stretchy="false">+</mo>
                      <mn>2</mn>
                    </mrow>
                  </mrow>
                  <msqrt>
                    <mrow>
                      <mo stretchy="false">−</mo>
                      <mi mathvariant="italic">bc</mi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beta = ((c &lt; 0 and d &gt; (b c)/a) or (0 &lt;= c &lt; -(a^2/b) and ((b c)/a &lt; d &lt; a - 2 Sqrt-bc or d &gt; a + 2 Sqrt-bc)) or (c &gt;= -(a^2/b) and d &gt; a + 2 Sqrt-bc))</annotation>
  </semantics>
</math>
</file>

<file path=Object 39/content.xml><?xml version="1.0" encoding="utf-8"?>
<math xmlns="http://www.w3.org/1998/Math/MathML" display="block">
  <semantics>
    <mrow>
      <msub>
        <mi>x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i>a</mi>
      </mrow>
      <mi>,</mi>
      <msub>
        <mi>x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i>b</mi>
      </mrow>
    </mrow>
    <annotation encoding="StarMath 5.0">x_1( 0 ) = a, x_2( 0 ) = b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c</mi>
                            <mo stretchy="false">&lt;</mo>
                            <mrow>
                              <mrow>
                                <mn>0</mn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(b &gt; 0 and ((c &lt;= -(a^2/b) and a - 2 Sqrt-bc &lt; d &lt; -a) or (-(a^2/b) &lt; c &lt; 0 and a - 2 Sqrt-bc &lt; d &lt; a + 2 Sqrt-bc))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β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n>0</mn>
                                  <mo stretchy="false">&lt;</mo>
                                  <mi>d</mi>
                                  <mo stretchy="false">&lt;</mo>
                                  <mrow>
                                    <mi>a</mi>
                                    <mo stretchy="false">∨</mo>
                                    <mi>d</mi>
                                  </mrow>
                                  <mo stretchy="false">&gt;</mo>
                                  <mi>a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α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gt; 0 and ((b &lt; 0 and %beta) or (b = 0 and (0 &lt; d &lt; a or d &gt; a)) or (b &gt; 0 and %alpha)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row>
          <mo fence="true" stretchy="false">(</mo>
          <mrow>
            <mrow>
              <mi>a</mi>
              <mo stretchy="false">=</mo>
              <mrow>
                <mn>0</mn>
                <mo stretchy="false">∧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l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g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row>
                              <mi>b</mi>
                              <mo stretchy="false">&gt;</mo>
                              <mrow>
                                <mn>0</mn>
                                <mo stretchy="false">∧</mo>
                                <mi>c</mi>
                              </mrow>
                              <mo stretchy="false">&lt;</mo>
                              <mrow>
                                <mn>0</mn>
                                <mo stretchy="false">∧</mo>
                                <mi>d</mi>
                              </mrow>
                              <mo stretchy="false">&gt;</mo>
                              <mn>2</mn>
                            </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δ</mi>
      </mrow>
    </mrow>
    <annotation encoding="StarMath 5.0">%theta = (a = 0 and ((b &lt; 0 and c &gt; 0 and d &gt; 2 Sqrt-bc) or (b &gt; 0 and c &lt; 0 and d &gt; 2 Sqrt-bc))) or %delta</annotation>
  </semantics>
</math>
</file>

<file path=Object 4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a+d)^2-4(ad-bc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&gt; -(a^2/b) and (b c)/a &lt; d &lt; a - 2 Sqrt-bc) or (b &gt; 0 and c &lt; -(a^2/b) and (b c)/a &lt; d &lt; a - 2 Sqrt-bc))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a+d)^2-4(ad-bc) = 0 and λ_12 = (a+d)/2 and (a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49/content.xml><?xml version="1.0" encoding="utf-8"?>
<math xmlns="http://www.w3.org/1998/Math/MathML" display="block">
  <semantics>
    <mover accent="true">
      <msub>
        <mi>x</mi>
        <mn>1</mn>
      </msub>
      <mo stretchy="false">˙</mo>
    </mover>
    <annotation encoding="StarMath 5.0">dot x_1</annotation>
  </semantics>
</math>
</file>

<file path=Object 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 mathvariant="italic">AX</mi>
      </mrow>
      <mi>;</mi>
      <mi mathvariant="italic">where</mi>
      <mrow>
        <mi>A</mi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over accent="true">
        <mi>X</mi>
        <mo stretchy="false">˙</mo>
      </mover>
      <mi>,</mi>
      <mi>X</mi>
      <mi mathvariant="italic">are</mi>
      <mi mathvariant="italic">vectors</mi>
      <mi mathvariant="italic">of</mi>
      <mn>2</mn>
      <mi>x</mi>
      <mn>1</mn>
    </mrow>
    <annotation encoding="StarMath 5.0">dot X = AX ; where A = left[matrix{a#b##c#d}right] dot X, X are vectors of 2x1
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i>ρ</mi>
      <mo stretchy="false">∨</mo>
      <mi>β</mi>
      <mo stretchy="false">∨</mo>
      <mi>α</mi>
    </mrow>
    <annotation encoding="StarMath 5.0">%rho or %beta or %alpha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a+d)^2-4(ad-bc) &lt; 0 and (a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c</mi>
                  </mrow>
                  <mo stretchy="false">&g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c</mi>
                  </mrow>
                  <mo stretchy="false">&l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c &gt; -(a^2/b)) or (b &gt; 0 and c &lt; -(a^2/b)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d</mi>
            <mo stretchy="false">=</mo>
            <mrow>
              <mo stretchy="false">−</mo>
              <mi>a</mi>
            </mrow>
          </mrow>
        </mrow>
        <mo fence="true" stretchy="false">)</mo>
      </mrow>
    </mrow>
    <annotation encoding="StarMath 5.0">%beta = (d = -a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i>β</mi>
      <mo stretchy="false">∧</mo>
      <mi>α</mi>
    </mrow>
    <annotation encoding="StarMath 5.0">%beta and %alpha</annotation>
  </semantics>
</math>
</file>

<file path=Object 59/content.xml><?xml version="1.0" encoding="utf-8"?>
<math xmlns="http://www.w3.org/1998/Math/MathML" display="block">
  <semantics>
    <mover accent="true">
      <msub>
        <mi>x</mi>
        <mn>2</mn>
      </msub>
      <mo stretchy="false">˙</mo>
    </mover>
    <annotation encoding="StarMath 5.0">dot x_2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θ</mi>
            <mo stretchy="false">∧</mo>
            <mrow>
              <mo fence="true" stretchy="false">(</mo>
              <mrow>
                <mrow>
                  <mi>δ</mi>
                  <mo stretchy="false">∨</mo>
                  <mi>α</mi>
                </mrow>
              </mrow>
              <mo fence="true" stretchy="false">)</mo>
            </mrow>
          </mrow>
        </mrow>
        <mo fence="true" stretchy="false">)</mo>
      </mrow>
      <mo stretchy="false">∨</mo>
      <mi>β</mi>
    </mrow>
    <annotation encoding="StarMath 5.0">(%theta and (%delta or %alpha)) or %beta</annotation>
  </semantics>
</math>
</file>

<file path=Object 60/content.xml><?xml version="1.0" encoding="utf-8"?>
<math xmlns="http://www.w3.org/1998/Math/MathML" display="block">
  <semantics>
    <mrow>
      <mover accent="true">
        <msub>
          <mi>x</mi>
          <mn>1</mn>
        </msub>
        <mo stretchy="false">˙</mo>
      </mover>
      <mo stretchy="false">=</mo>
      <mrow>
        <mn>0</mn>
        <mo stretchy="false">∧</mo>
        <mover accent="true">
          <msub>
            <mi>x</mi>
            <mn>2</mn>
          </msub>
          <mo stretchy="false">˙</mo>
        </mover>
      </mrow>
      <mo stretchy="false">=</mo>
      <mn>0</mn>
    </mrow>
    <annotation encoding="StarMath 5.0">dot x_1 = 0 and dot x_2 = 0
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a &lt; 0 and ((b &lt; 0 and c &gt; -(a^2/b) and a + 2 Sqrt-bc &lt; d &lt; (b c)/a) or (b &gt; 0 and c &lt; -(a^2/b) and a + 2 Sqrt-bc &lt; d &lt; (b c)/a)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a+d)^2-4(ad-bc) = 0 and λ_12 = (a+d)/2 and (a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</mrow>
    </mrow>
    <annotation encoding="StarMath 5.0">(a+d)^2-4(ad-bc) = 0 and (a+d) %notequal 0, (a+d) &gt; 0, λ_1 = 0, λ_2 = ( a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ver accent="true">
                  <msub>
                    <mi>x</mi>
                    <mn>1</mn>
                  </msub>
                  <mo stretchy="false">˙</mo>
                </mover>
                <mo stretchy="false">=</mo>
                <mrow>
                  <msub>
                    <mi mathvariant="italic">a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over accent="true">
                  <msub>
                    <mi>x</mi>
                    <mn>2</mn>
                  </msub>
                  <mo stretchy="false">˙</mo>
                </mover>
                <mo stretchy="false">=</mo>
                <mrow>
                  <msub>
                    <mi mathvariant="italic">c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ax_1  + bx_2 #
    dot x_2 = cx_1 + dx_2
  }
right none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i mathvariant="italic">ad</mi>
              <mo stretchy="false">−</mo>
              <mi mathvariant="italic">bc</mi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i>a</mi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</mrow>
    </mrow>
    <annotation encoding="StarMath 5.0">(a+d)^2-4(ad-bc) = 0 and (a+d) %notequal 0, (a+d) &lt; 0, λ_1 = 0, λ_2 = ( a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=</mo>
                            <mrow>
                              <mn>0</mn>
                              <mo stretchy="false">∧</mo>
                              <mi>d</mi>
                            </mrow>
                            <mo stretchy="false">=</mo>
                            <mn>0</mn>
                          </mrow>
                        </mrow>
                        <mo fence="true" stretchy="false">)</mo>
                      </mrow>
                      <mo stretchy="false">∨</mo>
                      <mrow/>
                    </mrow>
                    <mrow>
                      <mrow>
                        <mo fence="true" stretchy="false">(</mo>
                        <mrow>
                          <mrow>
                            <mi>b</mi>
                            <mo stretchy="false">=</mo>
                            <mrow>
                              <mn>0</mn>
                              <mo stretchy="false">∧</mo>
                              <mi>d</mi>
                            </mrow>
                            <mo stretchy="false">=</mo>
                            <mn>0</mn>
                          </mrow>
                        </mrow>
                        <mo fence="true" stretchy="false">)</mo>
                      </mrow>
                      <mo stretchy="false">∨</mo>
                      <mrow>
                        <mo fence="true" stretchy="false">(</mo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=</mo>
                            <mrow>
                              <mn>0</mn>
                              <mo stretchy="false">∧</mo>
                              <mi>d</mi>
                            </mrow>
                            <mo stretchy="false">=</mo>
                            <mn>0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= 0) || (b = 0 and d = 0) or (b &gt; 0 and c = 0 and d = 0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lt; 0 and ((b &lt; 0 and c = -(a^2/b) and d = (b c)/a) or (b &gt; 0 and c = -(a^2/b) and d = (b c)/a)))</annotation>
  </semantics>
</math>
</file>

<file path=Object 7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n>0</mn>
                            <mo stretchy="false">&lt;</mo>
                            <mi>c</mi>
                            <mo stretchy="false">≤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−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o stretchy="false">−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0 &lt; c &lt;= -(a^2/b) and a - 2 Sqrt-bc &lt; d &lt; a + 2 Sqrt-bc) or (c &gt; -(a^2/b) and a - 2 Sqrt-bc &lt; d &lt; -a))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= -(a^2/b) and d = (b c)/a) or (b &gt; 0 and c = -(a^2/b) and d = (b c)/a)))</annotation>
  </semantics>
</math>
</file>

<file path=Object 85/content.xml><?xml version="1.0" encoding="utf-8"?>
<math xmlns="http://www.w3.org/1998/Math/MathML" display="block">
  <semantics>
    <mrow>
      <mi>δ</mi>
      <mo stretchy="false">∨</mo>
      <mi>β</mi>
      <mo stretchy="false">∨</mo>
      <mi>α</mi>
    </mrow>
    <annotation encoding="StarMath 5.0">%delta or %beta or %alpha</annotation>
  </semantics>
</math>
</file>

<file path=Object 9/content.xml><?xml version="1.0" encoding="utf-8"?>
<math xmlns="http://www.w3.org/1998/Math/MathML" display="block">
  <semantics>
    <mrow>
      <mi>θ</mi>
      <mo stretchy="false">=</mo>
      <mi>a</mi>
      <mo stretchy="false">&lt;</mo>
      <mn>0</mn>
    </mrow>
    <annotation encoding="StarMath 5.0">%theta = a &lt; 0</annotation>
  </semantics>
</math>
</file>